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802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2.04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ff0000" draw:marker-start-width="0.252cm" draw:marker-end="Arrow" draw:marker-end-width="0.352cm" draw:fill="solid" draw:fill-color="#ff0000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6.608cm" fo:min-width="1.78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35cm" svg:stroke-color="#ff0000" draw:marker-start-width="0.252cm" draw:marker-end-width="0.252cm" draw:fill="solid" draw:fill-color="#ff0000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04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a933" draw:marker-start="Arrow" draw:marker-start-width="0.352cm" draw:marker-end="Arrow" draw:marker-end-width="0.352cm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draw:marker-start="Arrow" draw:marker-start-width="0.352cm" draw:marker-end="Arrow" draw:marker-end-width="0.352cm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2.294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3.056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608cm" fo:min-width="2.294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1.786cm" style:writing-mode="lr-tb" loext:decorative="false"/>
      <style:paragraph-properties style:writing-mode="lr-tb"/>
    </style:style>
    <style:style style:name="gr19" style:family="graphic" style:parent-style-name="standard">
      <style:graphic-properties draw:opacity="32%" draw:textarea-horizontal-align="justify" draw:textarea-vertical-align="middle" draw:auto-grow-height="false" fo:min-height="1.782cm" fo:min-width="2.802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9cm" loext:decorative="false"/>
      <style:paragraph-properties style:writing-mode="lr-tb"/>
    </style:style>
    <style:style style:name="gr27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28" style:family="graphic" style:parent-style-name="objectwithoutfill">
      <style:graphic-properties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29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30" style:family="graphic" style:parent-style-name="objectwithoutfill">
      <style:graphic-properties draw:stroke="dash" draw:stroke-dash="Dashed_20__28_var_29_" svg:stroke-width="0.081cm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5.144cm" fo:min-width="2.04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7.564cm" fo:min-width="2.294cm" style:writing-mode="lr-tb" loext:decorative="false"/>
      <style:paragraph-properties style:writing-mode="lr-tb"/>
    </style:style>
    <style:style style:name="gr35" style:family="graphic" style:parent-style-name="standard">
      <style:graphic-properties draw:opacity="33%" draw:textarea-horizontal-align="justify" draw:textarea-vertical-align="middle" draw:auto-grow-height="false" fo:min-height="1.782cm" fo:min-width="2.802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 loext:decorative="false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036cm" fo:min-width="1.024cm" fo:padding-top="0.142cm" fo:padding-bottom="0.142cm" fo:padding-left="0.267cm" fo:padding-right="0.267cm" loext:decorative="false"/>
    </style:style>
    <style:style style:name="gr4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41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loext:decorative="false"/>
      <style:paragraph-properties style:writing-mode="lr-tb"/>
    </style:style>
    <style:style style:name="gr43" style:family="graphic" style:parent-style-name="objectwithoutfill">
      <style:graphic-properties svg:stroke-width="0.053cm" svg:stroke-color="#00a933" draw:marker-start="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44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1" style:family="paragraph">
      <loext:graphic-properties draw:opacity="32%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top="0.254cm" fo:margin-bottom="0cm"/>
    </style:style>
    <style:style style:name="P13" style:family="paragraph">
      <loext:graphic-properties draw:fill="none" draw:fill-color="#ffffff"/>
      <style:paragraph-properties fo:margin-top="0.254cm" fo:margin-bottom="0cm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24pt" fo:font-weight="bold"/>
    </style:style>
    <style:style style:name="P15" style:family="paragraph">
      <style:text-properties fo:font-size="32pt"/>
    </style:style>
    <style:style style:name="P16" style:family="paragraph">
      <style:paragraph-properties fo:margin-top="0.203cm" fo:margin-bottom="0cm"/>
    </style:style>
    <style:style style:name="P17" style:family="paragraph">
      <style:paragraph-properties fo:margin-left="1cm" fo:margin-right="0cm" fo:margin-top="0.203cm" fo:margin-bottom="0cm" fo:text-indent="0cm"/>
    </style:style>
    <style:style style:name="P18" style:family="paragraph">
      <style:paragraph-properties fo:margin-top="0.203cm" fo:margin-bottom="0cm"/>
      <style:text-properties fo:font-size="16pt"/>
    </style:style>
    <style:style style:name="P19" style:family="paragraph">
      <loext:graphic-properties draw:opacity="33%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24pt" fo:font-weight="bold"/>
    </style:style>
    <style:style style:name="T4" style:family="text">
      <style:text-properties fo:font-size="32pt"/>
    </style:style>
    <style:style style:name="T5" style:family="text">
      <style:text-properties fo:font-size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lock schematic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ow jitter time distribution system,</text:p>
            <text:p>Y. Acremann, 2.2.202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3.302cm" svg:height="2.54cm" svg:x="3.048cm" svg:y="4.826cm">
          <text:p text:style-name="P2"><text:span text:style-name="T1">AD9543</text:span></text:p>
          <text:p text:style-name="P2"><text:span text:style-name="T1">(jitter cleaner,</text:span></text:p>
          <text:p text:style-name="P2"><text:span text:style-name="T1">clk distribution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016cm" svg:y1="6.35cm" svg:x2="3.048cm" svg:y2="6.35cm">
          <text:p/>
        </draw:line>
        <draw:custom-shape draw:style-name="gr4" draw:text-style-name="P2" draw:layer="layout" svg:width="2.54cm" svg:height="5.08cm" svg:x="8.382cm" svg:y="4.826cm">
          <text:p text:style-name="P2"><text:span text:style-name="T1">FPGA</text:span></text:p>
          <text:p text:style-name="P2"><text:span text:style-name="T1">(MAX 10)</text:span></text:p>
          <text:p text:style-name="P2"><text:span text:style-name="T1"/></text:p>
          <text:p text:style-name="P2"><text:span text:style-name="T1">Logic,</text:span></text:p>
          <text:p text:style-name="P2"><text:span text:style-name="T1">CPU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35cm" svg:y1="6.35cm" svg:x2="8.382cm" svg:y2="6.35cm">
          <text:p/>
        </draw:line>
        <draw:custom-shape draw:style-name="gr6" draw:text-style-name="P2" draw:layer="layout" svg:width="2.286cm" svg:height="6.858cm" svg:x="12.954cm" svg:y="4.826cm">
          <text:p text:style-name="P2"><text:span text:style-name="T1">Serializer</text:span></text:p>
          <text:p text:style-name="P2"><text:span text:style-name="T1">SCAN-</text:span></text:p>
          <text:p text:style-name="P2"><text:span text:style-name="T1">921025H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922cm" svg:y1="6.35cm" svg:x2="12.954cm" svg:y2="6.35cm">
          <text:p/>
        </draw:line>
        <draw:line draw:style-name="gr8" draw:text-style-name="P4" draw:layer="layout" svg:x1="6.35cm" svg:y1="6.858cm" svg:x2="7.112cm" svg:y2="6.858cm">
          <text:p/>
        </draw:line>
        <draw:line draw:style-name="gr8" draw:text-style-name="P4" draw:layer="layout" svg:x1="7.112cm" svg:y1="6.858cm" svg:x2="7.112cm" svg:y2="11.176cm">
          <text:p/>
        </draw:line>
        <draw:line draw:style-name="gr5" draw:text-style-name="P4" draw:layer="layout" svg:x1="11.938cm" svg:y1="11.176cm" svg:x2="12.954cm" svg:y2="11.176cm">
          <text:p/>
        </draw:line>
        <draw:line draw:style-name="gr9" draw:text-style-name="P3" draw:layer="layout" svg:x1="1.016cm" svg:y1="8.382cm" svg:x2="8.382cm" svg:y2="8.382cm">
          <text:p/>
        </draw:line>
        <draw:frame draw:style-name="gr10" draw:text-style-name="P5" draw:layer="layout" svg:width="4.064cm" svg:height="0.725cm" svg:x="0.762cm" svg:y="7.657cm">
          <draw:text-box>
            <text:p><text:span text:style-name="T2">100 Hz</text:span></text:p>
          </draw:text-box>
        </draw:frame>
        <draw:frame draw:style-name="gr10" draw:text-style-name="P5" draw:layer="layout" svg:width="4.064cm" svg:height="0.725cm" svg:x="0.762cm" svg:y="5.588cm">
          <draw:text-box>
            <text:p><text:span text:style-name="T2">80 MHz</text:span></text:p>
          </draw:text-box>
        </draw:frame>
        <draw:custom-shape draw:style-name="gr11" draw:text-style-name="P2" draw:layer="layout" svg:width="2.54cm" svg:height="2.286cm" svg:x="8.382cm" svg:y="1.27cm">
          <text:p text:style-name="P2"><text:span text:style-name="T1">M-RAM</text:span></text:p>
          <text:p text:style-name="P2"><text:span text:style-name="T1">MR25H128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9.652cm" svg:y1="4.826cm" svg:x2="9.652cm" svg:y2="3.556cm">
          <text:p/>
        </draw:line>
        <draw:frame draw:style-name="gr10" draw:text-style-name="P7" draw:layer="layout" svg:width="1.27cm" svg:height="0.725cm" svg:x="9.652cm" svg:y="3.81cm">
          <draw:text-box>
            <text:p><text:span text:style-name="T1">SPI</text:span></text:p>
          </draw:text-box>
        </draw:frame>
        <draw:line draw:style-name="gr13" draw:text-style-name="P6" draw:layer="layout" svg:x1="6.35cm" svg:y1="5.334cm" svg:x2="8.382cm" svg:y2="5.334cm">
          <text:p/>
        </draw:line>
        <draw:frame draw:style-name="gr10" draw:text-style-name="P7" draw:layer="layout" svg:width="1.27cm" svg:height="0.725cm" svg:x="6.858cm" svg:y="4.701cm">
          <draw:text-box>
            <text:p><text:span text:style-name="T1">SPI</text:span></text:p>
          </draw:text-box>
        </draw:frame>
        <draw:frame draw:style-name="gr14" draw:text-style-name="P9" draw:layer="layout" svg:width="2.032cm" svg:height="2.621cm" svg:x="10.922cm" svg:y="5.253cm">
          <draw:text-box>
            <text:p text:style-name="P8"><text:span text:style-name="T1">Pulse-ID</text:span></text:p>
            <text:p text:style-name="P8"><text:span text:style-name="T1">8b/10b</text:span></text:p>
          </draw:text-box>
        </draw:frame>
        <draw:custom-shape draw:style-name="gr15" draw:text-style-name="P2" draw:layer="layout" svg:width="2.794cm" svg:height="1.524cm" svg:x="20.574cm" svg:y="4.826cm">
          <text:p text:style-name="P2"><text:span text:style-name="T1">driver</text:span></text:p>
          <text:p text:style-name="P2"><text:span text:style-name="T1">DS15BA10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794cm" svg:height="1.524cm" svg:x="20.574cm" svg:y="6.604cm">
          <text:p text:style-name="P10"><text:span text:style-name="T1">driver</text:span></text:p>
          <text:p text:style-name="P2"><text:span text:style-name="T1">DS15BA10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794cm" svg:height="1.524cm" svg:x="20.574cm" svg:y="8.382cm">
          <text:p text:style-name="P10"><text:span text:style-name="T1">driver</text:span></text:p>
          <text:p text:style-name="P2"><text:span text:style-name="T1">DS15BA10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794cm" svg:height="1.524cm" svg:x="20.574cm" svg:y="10.16cm">
          <text:p text:style-name="P10"><text:span text:style-name="T1">driver</text:span></text:p>
          <text:p text:style-name="P2"><text:span text:style-name="T1">DS15BA101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8.382cm" svg:y="10.668cm">
          <text:p text:style-name="P2"><text:span text:style-name="T1">LVDS to LVCMOS</text:span></text:p>
          <text:p text:style-name="P2"><text:span text:style-name="T1">SN65LVDS4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112cm" svg:y1="11.176cm" svg:x2="8.382cm" svg:y2="11.176cm">
          <text:p/>
        </draw:line>
        <draw:custom-shape draw:style-name="gr17" draw:text-style-name="P2" draw:layer="layout" svg:width="2.794cm" svg:height="6.858cm" svg:x="16.256cm" svg:y="4.826cm">
          <text:p text:style-name="P2"><text:span text:style-name="T1">Fan-out</text:span></text:p>
          <text:p text:style-name="P2"><text:span text:style-name="T1">buffer</text:span></text:p>
          <text:p text:style-name="P2"><text:span text:style-name="T1">NB3L8504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24cm" svg:y1="8.382cm" svg:x2="16.256cm" svg:y2="8.382cm">
          <text:p/>
        </draw:line>
        <draw:line draw:style-name="gr7" draw:text-style-name="P3" draw:layer="layout" svg:x1="19.05cm" svg:y1="5.588cm" svg:x2="20.574cm" svg:y2="5.588cm">
          <text:p/>
        </draw:line>
        <draw:line draw:style-name="gr7" draw:text-style-name="P3" draw:layer="layout" svg:x1="19.05cm" svg:y1="7.366cm" svg:x2="20.574cm" svg:y2="7.366cm">
          <text:p/>
        </draw:line>
        <draw:line draw:style-name="gr7" draw:text-style-name="P3" draw:layer="layout" svg:x1="19.05cm" svg:y1="9.144cm" svg:x2="20.574cm" svg:y2="9.144cm">
          <text:p/>
        </draw:line>
        <draw:line draw:style-name="gr7" draw:text-style-name="P3" draw:layer="layout" svg:x1="19.05cm" svg:y1="10.922cm" svg:x2="20.574cm" svg:y2="10.922cm">
          <text:p/>
        </draw:line>
        <draw:custom-shape draw:style-name="gr18" draw:text-style-name="P2" draw:layer="layout" svg:width="2.286cm" svg:height="1.524cm" svg:x="24.638cm" svg:y="4.826cm">
          <text:p text:style-name="P2"><text:span text:style-name="T1">RJ-45</text:span></text:p>
          <text:p text:style-name="P2"><text:span text:style-name="T1">cab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3.368cm" svg:y1="5.588cm" svg:x2="24.638cm" svg:y2="5.588cm">
          <text:p/>
        </draw:line>
        <draw:custom-shape draw:style-name="gr18" draw:text-style-name="P2" draw:layer="layout" svg:width="2.286cm" svg:height="1.524cm" svg:x="24.638cm" svg:y="6.604cm">
          <text:p text:style-name="P2"><text:span text:style-name="T1">RJ-45</text:span></text:p>
          <text:p text:style-name="P2"><text:span text:style-name="T1">cab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3.368cm" svg:y1="7.366cm" svg:x2="24.638cm" svg:y2="7.366cm">
          <text:p/>
        </draw:line>
        <draw:custom-shape draw:style-name="gr18" draw:text-style-name="P2" draw:layer="layout" svg:width="2.286cm" svg:height="1.524cm" svg:x="24.638cm" svg:y="8.382cm">
          <text:p text:style-name="P2"><text:span text:style-name="T1">RJ-45</text:span></text:p>
          <text:p text:style-name="P2"><text:span text:style-name="T1">cab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3.368cm" svg:y1="9.144cm" svg:x2="24.638cm" svg:y2="9.144cm">
          <text:p/>
        </draw:line>
        <draw:custom-shape draw:style-name="gr18" draw:text-style-name="P2" draw:layer="layout" svg:width="2.286cm" svg:height="1.524cm" svg:x="24.638cm" svg:y="10.16cm">
          <text:p text:style-name="P2"><text:span text:style-name="T1">RJ-45</text:span></text:p>
          <text:p text:style-name="P2"><text:span text:style-name="T1">cab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3.368cm" svg:y1="10.922cm" svg:x2="24.638cm" svg:y2="10.922cm">
          <text:p/>
        </draw:line>
        <draw:custom-shape draw:style-name="gr19" draw:text-style-name="P11" draw:layer="layout" svg:width="3.302cm" svg:height="2.032cm" svg:x="3.048cm" svg:y="10.922cm">
          <text:p text:style-name="P2"><text:span text:style-name="T1">USB – Serial</text:span></text:p>
          <text:p text:style-name="P2"><text:span text:style-name="T1">FT2232</text:span></text:p>
          <text:p text:style-name="P2"><text:span text:style-name="T1">(for debugging)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4.826cm" svg:y1="9.144cm" svg:x2="8.382cm" svg:y2="9.144cm">
          <text:p/>
        </draw:line>
        <draw:line draw:style-name="gr21" draw:text-style-name="P3" draw:layer="layout" svg:x1="4.826cm" svg:y1="10.922cm" svg:x2="4.826cm" svg:y2="9.144cm">
          <text:p/>
        </draw:line>
        <draw:line draw:style-name="gr13" draw:text-style-name="P6" draw:layer="layout" svg:x1="0.762cm" svg:y1="11.938cm" svg:x2="3.048cm" svg:y2="11.938cm">
          <text:p/>
        </draw:line>
        <draw:frame draw:style-name="gr22" draw:text-style-name="P7" draw:layer="layout" svg:width="1.524cm" svg:height="0.762cm" svg:x="1.27cm" svg:y="11.345cm">
          <draw:text-box>
            <text:p><text:span text:style-name="T1">USB</text:span></text:p>
          </draw:text-box>
        </draw:frame>
        <draw:frame draw:style-name="gr23" draw:text-style-name="P7" draw:layer="layout" svg:width="2.032cm" svg:height="1.673cm" svg:x="4.741cm" svg:y="9.113cm">
          <draw:text-box>
            <text:p><text:span text:style-name="T1">UART,</text:span></text:p>
            <text:p><text:span text:style-name="T1">JTAG</text:span></text:p>
            <text:p><text:span text:style-name="T1">(CPU)</text:span></text:p>
          </draw:text-box>
        </draw:frame>
        <draw:g draw:style-name="gr24">
          <draw:line draw:style-name="gr25" draw:text-style-name="P3" draw:layer="layout" svg:x1="1.778cm" svg:y1="1.054cm" svg:x2="3.048cm" svg:y2="1.054cm">
            <text:p/>
          </draw:line>
          <draw:frame draw:style-name="gr26" draw:text-style-name="P13" draw:layer="layout" svg:width="3.556cm" svg:height="2.909cm" svg:x="3.048cm" svg:y="0.762cm">
            <draw:text-box>
              <text:p text:style-name="P12"><text:span text:style-name="T1">Config data</text:span></text:p>
              <text:p text:style-name="P12"><text:span text:style-name="T1">80 MHz clk</text:span></text:p>
              <text:p text:style-name="P12"><text:span text:style-name="T1">Pulse-ID</text:span></text:p>
              <text:p text:style-name="P12"><text:span text:style-name="T1">100 Hz</text:span></text:p>
            </draw:text-box>
          </draw:frame>
          <draw:line draw:style-name="gr27" draw:text-style-name="P3" draw:layer="layout" svg:x1="1.778cm" svg:y1="1.816cm" svg:x2="3.048cm" svg:y2="1.816cm">
            <text:p/>
          </draw:line>
          <draw:line draw:style-name="gr28" draw:text-style-name="P3" draw:layer="layout" svg:x1="1.778cm" svg:y1="2.578cm" svg:x2="3.048cm" svg:y2="2.578cm">
            <text:p/>
          </draw:line>
          <draw:line draw:style-name="gr29" draw:text-style-name="P3" draw:layer="layout" svg:x1="1.778cm" svg:y1="3.34cm" svg:x2="3.048cm" svg:y2="3.34cm">
            <text:p/>
          </draw:line>
        </draw:g>
        <draw:line draw:style-name="gr30" draw:text-style-name="P3" draw:layer="layout" svg:x1="15.494cm" svg:y1="4.789cm" svg:x2="15.494cm" svg:y2="13.462cm">
          <text:p/>
        </draw:line>
        <draw:line draw:style-name="gr31" draw:text-style-name="P3" draw:layer="layout" svg:x1="15.748cm" svg:y1="12.954cm" svg:x2="24.384cm" svg:y2="12.917cm">
          <text:p/>
        </draw:line>
        <draw:frame draw:style-name="gr10" draw:text-style-name="P7" draw:layer="layout" svg:width="9.652cm" svg:height="0.725cm" svg:x="15.748cm" svg:y="12.192cm">
          <draw:text-box>
            <text:p><text:span text:style-name="T1">800 Mbit/s </text:span><text:span text:style-name="T1">signals with </text:span><text:span text:style-name="T1">embedded </text:span><text:span text:style-name="T1">clock</text:span></text:p>
          </draw:text-box>
        </draw:frame>
        <draw:frame draw:style-name="gr32" draw:text-style-name="P14" draw:layer="layout" svg:width="11.684cm" svg:height="2.139cm" svg:x="12.7cm" svg:y="0.508cm">
          <draw:text-box>
            <text:p><text:span text:style-name="T3">Trans</text:span><text:span text:style-name="T3">mitter</text:span></text:p>
          </draw:text-box>
        </draw:frame>
        <draw:frame draw:style-name="gr10" draw:text-style-name="P7" draw:layer="layout" svg:width="5.842cm" svg:height="0.725cm" svg:x="14.986cm" svg:y="4.064cm">
          <draw:text-box>
            <text:p><text:span text:style-name="T1">For </text:span><text:span text:style-name="T1">precision </text:span><text:span text:style-name="T1">receiv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><text:span text:style-name="T4">Con</text:span><text:span text:style-name="T4">cept</text:span>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5">Bit clock synchronized to the oscillator (80 MHz) for precision timing (estimate: 10 ps jitter)</text:span></text:p>
              </text:list-item>
              <text:list-item>
                <text:p text:style-name="P16"><text:span text:style-name="T5">Jitter cleaner to get very clean clock signals from 80 MHz clock</text:span></text:p>
              </text:list-item>
              <text:list-item>
                <text:p text:style-name="P16"><text:span text:style-name="T5">FPGA:</text:span></text:p>
              </text:list-item>
              <text:list-item>
                <text:p text:style-name="P17"><text:span text:style-name="T6">Counting of 100 Hz pulses (pulse-ID)</text:span></text:p>
              </text:list-item>
              <text:list-item>
                <text:p text:style-name="P17"><text:span text:style-name="T6">Control of the serializer and M-RAM</text:span></text:p>
              </text:list-item>
              <text:list-item>
                <text:p text:style-name="P17"><text:span text:style-name="T6">CPU for configuration of the jitter cleaner</text:span></text:p>
              </text:list-item>
              <text:list-item>
                <text:p text:style-name="P16"><text:span text:style-name="T5">M-RAM: Stores the last pulse-ID (restore after power-loss)</text:span></text:p>
              </text:list-item>
              <text:list-item>
                <text:p text:style-name="P16"><text:span text:style-name="T5">Distribution: RJ-45 cabes, max. length: 70m</text:span></text:p>
              </text:list-item>
              <text:list-item>
                <text:p text:style-name="P16"><text:span text:style-name="T5">Encoding: </text:span></text:p>
              </text:list-item>
              <text:list-item>
                <text:p text:style-name="P17"><text:span text:style-name="T6">For simple receivers: 10 Mbit/s 8b/10b encoded data =&gt; jitter: 100 ns</text:span></text:p>
              </text:list-item>
              <text:list-item>
                <text:p text:style-name="P17"><text:span text:style-name="T6">For precision receivers: 800 Mbit/s 8b/10b encoded data (+ start bit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draw:layer="layout" svg:width="3.302cm" svg:height="2.54cm" svg:x="13.208cm" svg:y="8.696cm">
          <text:p text:style-name="P2"><text:span text:style-name="T1">AD9543</text:span></text:p>
          <text:p text:style-name="P2"><text:span text:style-name="T1">(jitter cleaner,</text:span></text:p>
          <text:p text:style-name="P2"><text:span text:style-name="T1">clk distribution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84cm" svg:y1="9.966cm" svg:x2="13.208cm" svg:y2="9.966cm">
          <text:p/>
        </draw:line>
        <draw:custom-shape draw:style-name="gr33" draw:text-style-name="P2" draw:layer="layout" svg:width="2.54cm" svg:height="5.394cm" svg:x="18.542cm" svg:y="5.842cm">
          <text:p text:style-name="P2"><text:span text:style-name="T1">FPGA</text:span></text:p>
          <text:p text:style-name="P2"><text:span text:style-name="T1">(MAX 10)</text:span></text:p>
          <text:p text:style-name="P2"><text:span text:style-name="T1"/></text:p>
          <text:p text:style-name="P2"><text:span text:style-name="T1">Logic,</text:span></text:p>
          <text:p text:style-name="P2"><text:span text:style-name="T1">CPU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51cm" svg:y1="9.966cm" svg:x2="18.542cm" svg:y2="9.966cm">
          <text:p/>
        </draw:line>
        <draw:custom-shape draw:style-name="gr34" draw:text-style-name="P2" draw:layer="layout" svg:width="2.794cm" svg:height="7.814cm" svg:x="9.398cm" svg:y="6.156cm">
          <text:p text:style-name="P2"><text:span text:style-name="T1">De-Serializer</text:span></text:p>
          <text:p text:style-name="P2"><text:span text:style-name="T1">SCAN-</text:span></text:p>
          <text:p text:style-name="P2"><text:span text:style-name="T1">921226H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192cm" svg:y1="6.918cm" svg:x2="18.542cm" svg:y2="6.918cm">
          <text:p/>
        </draw:line>
        <draw:line draw:style-name="gr5" draw:text-style-name="P4" draw:layer="layout" svg:x1="13.208cm" svg:y1="13.462cm" svg:x2="12.192cm" svg:y2="13.462cm">
          <text:p/>
        </draw:line>
        <draw:line draw:style-name="gr9" draw:text-style-name="P3" draw:layer="layout" svg:x1="21.082cm" svg:y1="7.172cm" svg:x2="25.4cm" svg:y2="7.172cm">
          <text:p/>
        </draw:line>
        <draw:frame draw:style-name="gr10" draw:text-style-name="P5" draw:layer="layout" svg:width="2.54cm" svg:height="0.725cm" svg:x="21.844cm" svg:y="6.583cm">
          <draw:text-box>
            <text:p><text:span text:style-name="T2">Trigger</text:span></text:p>
          </draw:text-box>
        </draw:frame>
        <draw:line draw:style-name="gr13" draw:text-style-name="P6" draw:layer="layout" svg:x1="16.51cm" svg:y1="9.329cm" svg:x2="18.542cm" svg:y2="9.329cm">
          <text:p/>
        </draw:line>
        <draw:frame draw:style-name="gr10" draw:text-style-name="P7" draw:layer="layout" svg:width="1.27cm" svg:height="0.725cm" svg:x="17.018cm" svg:y="8.733cm">
          <draw:text-box>
            <text:p><text:span text:style-name="T1">SPI</text:span></text:p>
          </draw:text-box>
        </draw:frame>
        <draw:frame draw:style-name="gr10" draw:text-style-name="P7" draw:layer="layout" svg:width="6.35cm" svg:height="0.725cm" svg:x="12.192cm" svg:y="6.193cm">
          <draw:text-box>
            <text:p><text:span text:style-name="T1">Pulse-id</text:span></text:p>
          </draw:text-box>
        </draw:frame>
        <draw:custom-shape draw:style-name="gr15" draw:text-style-name="P2" draw:layer="layout" svg:width="2.794cm" svg:height="1.524cm" svg:x="5.08cm" svg:y="6.156cm">
          <text:p text:style-name="P2"><text:span text:style-name="T1">receiver (2x)</text:span></text:p>
          <text:p text:style-name="P2"><text:span text:style-name="T1">DS15EA101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556cm" svg:height="1.016cm" svg:x="13.208cm" svg:y="12.954cm">
          <text:p text:style-name="P2"><text:span text:style-name="T1">LVDS to LVCMOS</text:span></text:p>
          <text:p text:style-name="P2"><text:span text:style-name="T1">SN65LVDS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86cm" svg:height="1.524cm" svg:x="1.27cm" svg:y="6.156cm">
          <text:p text:style-name="P2"><text:span text:style-name="T1">RJ-45</text:span></text:p>
          <text:p text:style-name="P2"><text:span text:style-name="T1">cable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3.302cm" svg:height="2.032cm" svg:x="18.542cm" svg:y="2.54cm">
          <text:p text:style-name="P2"><text:span text:style-name="T1">USB – Serial</text:span></text:p>
          <text:p text:style-name="P2"><text:span text:style-name="T1">FT2232</text:span></text:p>
          <text:p text:style-name="P2"><text:span text:style-name="T1">(for debugging)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21.844cm" svg:y1="3.556cm" svg:x2="24.13cm" svg:y2="3.556cm">
          <text:p/>
        </draw:line>
        <draw:frame draw:style-name="gr10" draw:text-style-name="P7" draw:layer="layout" svg:width="1.524cm" svg:height="0.725cm" svg:x="22.352cm" svg:y="2.831cm">
          <draw:text-box>
            <text:p><text:span text:style-name="T1">USB</text:span></text:p>
          </draw:text-box>
        </draw:frame>
        <draw:g draw:style-name="gr24">
          <draw:line draw:style-name="gr25" draw:text-style-name="P3" draw:layer="layout" svg:x1="1.779cm" svg:y1="1.816cm" svg:x2="3.049cm" svg:y2="1.816cm">
            <text:p/>
          </draw:line>
          <draw:frame draw:style-name="gr26" draw:text-style-name="P13" draw:layer="layout" svg:width="7.365cm" svg:height="2.909cm" svg:x="3.049cm" svg:y="1.524cm">
            <draw:text-box>
              <text:p text:style-name="P12"><text:span text:style-name="T1">Config data </text:span><text:span text:style-name="T1">(not time </text:span><text:span text:style-name="T1">critical) </text:span></text:p>
              <text:p text:style-name="P12"><text:span text:style-name="T1">80 MHz clk</text:span></text:p>
              <text:p text:style-name="P12"><text:span text:style-name="T1">Pulse-id</text:span></text:p>
              <text:p text:style-name="P12"><text:span text:style-name="T1">100 Hz</text:span></text:p>
            </draw:text-box>
          </draw:frame>
          <draw:line draw:style-name="gr27" draw:text-style-name="P3" draw:layer="layout" svg:x1="1.779cm" svg:y1="2.578cm" svg:x2="3.049cm" svg:y2="2.578cm">
            <text:p/>
          </draw:line>
          <draw:line draw:style-name="gr28" draw:text-style-name="P3" draw:layer="layout" svg:x1="1.779cm" svg:y1="3.34cm" svg:x2="3.049cm" svg:y2="3.34cm">
            <text:p/>
          </draw:line>
          <draw:line draw:style-name="gr29" draw:text-style-name="P3" draw:layer="layout" svg:x1="1.779cm" svg:y1="4.102cm" svg:x2="3.049cm" svg:y2="4.102cm">
            <text:p/>
          </draw:line>
        </draw:g>
        <draw:frame draw:style-name="gr36" draw:text-style-name="P14" draw:layer="layout" svg:width="11.684cm" svg:height="1.195cm" svg:x="12.446cm" svg:y="0.837cm">
          <draw:text-box>
            <text:p><text:span text:style-name="T3">Recei</text:span><text:span text:style-name="T3">ver</text:span></text:p>
          </draw:text-box>
        </draw:frame>
        <draw:line draw:style-name="gr7" draw:text-style-name="P3" draw:layer="layout" svg:x1="3.556cm" svg:y1="6.604cm" svg:x2="5.08cm" svg:y2="6.604cm">
          <text:p/>
        </draw:line>
        <draw:line draw:style-name="gr7" draw:text-style-name="P3" draw:layer="layout" svg:x1="7.874cm" svg:y1="6.604cm" svg:x2="9.398cm" svg:y2="6.604cm">
          <text:p/>
        </draw:line>
        <draw:line draw:style-name="gr5" draw:text-style-name="P4" draw:layer="layout" svg:x1="14.732cm" svg:y1="11.236cm" svg:x2="14.732cm" svg:y2="12.954cm">
          <text:p/>
        </draw:line>
        <draw:line draw:style-name="gr7" draw:text-style-name="P3" draw:layer="layout" svg:x1="21.082cm" svg:y1="9.204cm" svg:x2="25.4cm" svg:y2="9.204cm">
          <text:p/>
        </draw:line>
        <draw:frame draw:style-name="gr37" draw:text-style-name="P5" draw:layer="layout" svg:width="3.81cm" svg:height="2.032cm" svg:x="21.844cm" svg:y="7.68cm">
          <draw:text-box>
            <text:p><text:span text:style-name="T2">Time stamp</text:span></text:p>
            <text:p><text:span text:style-name="T2">(to frame </text:span><text:span text:style-name="T2">grabber)</text:span></text:p>
          </draw:text-box>
        </draw:frame>
        <draw:line draw:style-name="gr38" draw:text-style-name="P3" draw:layer="layout" svg:x1="12.192cm" svg:y1="8.107cm" svg:x2="18.542cm" svg:y2="8.107cm">
          <text:p/>
        </draw:line>
        <draw:frame draw:style-name="gr10" draw:text-style-name="P7" draw:layer="layout" svg:width="2.641cm" svg:height="0.725cm" svg:x="12.192cm" svg:y="7.49cm">
          <draw:text-box>
            <text:p><text:span text:style-name="T1">Lock</text:span></text:p>
          </draw:text-box>
        </draw:frame>
        <draw:line draw:style-name="gr13" draw:text-style-name="P6" draw:layer="layout" svg:x1="19.812cm" svg:y1="4.572cm" svg:x2="19.812cm" svg:y2="5.842cm">
          <text:p/>
        </draw:line>
        <draw:custom-shape draw:style-name="gr39" draw:text-style-name="P20" draw:layer="layout" svg:width="1.524cm" svg:height="2.286cm" svg:x="22.352cm" svg:y="10.414cm">
          <text:p/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22.352cm" svg:y1="11.938cm" svg:x2="22.86cm" svg:y2="12.192cm">
          <text:p/>
        </draw:line>
        <draw:line draw:style-name="gr40" draw:text-style-name="P3" draw:layer="layout" svg:x1="22.352cm" svg:y1="12.446cm" svg:x2="22.86cm" svg:y2="12.192cm">
          <text:p/>
        </draw:line>
        <draw:line draw:style-name="gr41" draw:text-style-name="P3" draw:layer="layout" svg:x1="16.002cm" svg:y1="11.236cm" svg:x2="16.002cm" svg:y2="12.192cm">
          <text:p/>
        </draw:line>
        <draw:line draw:style-name="gr41" draw:text-style-name="P3" draw:layer="layout" svg:x1="16.002cm" svg:y1="12.192cm" svg:x2="22.352cm" svg:y2="12.192cm">
          <text:p/>
        </draw:line>
        <draw:line draw:style-name="gr9" draw:text-style-name="P3" draw:layer="layout" svg:x1="21.082cm" svg:y1="10.668cm" svg:x2="22.352cm" svg:y2="10.668cm">
          <text:p/>
        </draw:line>
        <draw:line draw:style-name="gr9" draw:text-style-name="P3" draw:layer="layout" svg:x1="23.876cm" svg:y1="10.668cm" svg:x2="25.146cm" svg:y2="10.668cm">
          <text:p/>
        </draw:line>
        <draw:frame draw:style-name="gr42" draw:text-style-name="P5" draw:layer="layout" svg:width="2.54cm" svg:height="1.199cm" svg:x="23.876cm" svg:y="10.668cm">
          <draw:text-box>
            <text:p><text:span text:style-name="T2">Low-jitter</text:span></text:p>
            <text:p><text:span text:style-name="T2">trigger</text:span></text:p>
          </draw:text-box>
        </draw:frame>
        <draw:custom-shape draw:style-name="gr15" draw:text-style-name="P2" draw:layer="layout" svg:width="2.794cm" svg:height="1.524cm" svg:x="5.08cm" svg:y="10.414cm">
          <text:p text:style-name="P2"><text:span text:style-name="T1">driver (2x)</text:span></text:p>
          <text:p text:style-name="P10"><text:span text:style-name="T1">DS15BA10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286cm" svg:height="1.524cm" svg:x="1.27cm" svg:y="10.414cm">
          <text:p text:style-name="P2"><text:span text:style-name="T1">RJ-45</text:span></text:p>
          <text:p text:style-name="P2"><text:span text:style-name="T1">cab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08cm" svg:y1="11.43cm" svg:x2="3.556cm" svg:y2="11.43cm">
          <text:p/>
        </draw:line>
        <draw:line draw:style-name="gr43" draw:text-style-name="P3" draw:layer="layout" svg:x1="8.636cm" svg:y1="6.604cm" svg:x2="8.636cm" svg:y2="10.862cm">
          <text:p/>
        </draw:line>
        <draw:line draw:style-name="gr7" draw:text-style-name="P3" draw:layer="layout" svg:x1="8.636cm" svg:y1="10.862cm" svg:x2="7.874cm" svg:y2="10.862cm">
          <text:p/>
        </draw:line>
        <draw:frame draw:style-name="gr10" draw:text-style-name="P5" draw:layer="layout" svg:width="6.096cm" svg:height="0.725cm" svg:x="1.27cm" svg:y="11.975cm">
          <draw:text-box>
            <text:p><text:span text:style-name="T2">Output to </text:span><text:span text:style-name="T2">another </text:span><text:span text:style-name="T2">receiver</text:span></text:p>
          </draw:text-box>
        </draw:frame>
        <draw:frame draw:style-name="gr10" draw:text-style-name="P5" draw:layer="layout" svg:width="6.096cm" svg:height="0.725cm" svg:x="1.27cm" svg:y="5.431cm">
          <draw:text-box>
            <text:p><text:span text:style-name="T2">Input</text:span></text:p>
          </draw:text-box>
        </draw:frame>
        <draw:line draw:style-name="gr7" draw:text-style-name="P3" draw:layer="layout" svg:x1="5.08cm" svg:y1="10.922cm" svg:x2="3.556cm" svg:y2="10.922cm">
          <text:p/>
        </draw:line>
        <draw:line draw:style-name="gr7" draw:text-style-name="P3" draw:layer="layout" svg:x1="3.556cm" svg:y1="7.112cm" svg:x2="5.08cm" svg:y2="7.112cm">
          <text:p/>
        </draw:line>
        <draw:line draw:style-name="gr44" draw:text-style-name="P3" draw:layer="layout" svg:x1="8.895cm" svg:y1="7.172cm" svg:x2="8.895cm" svg:y2="11.43cm">
          <text:p/>
        </draw:line>
        <draw:line draw:style-name="gr7" draw:text-style-name="P3" draw:layer="layout" svg:x1="8.89cm" svg:y1="11.43cm" svg:x2="7.874cm" svg:y2="11.43cm">
          <text:p/>
        </draw:line>
        <draw:line draw:style-name="gr44" draw:text-style-name="P3" draw:layer="layout" svg:x1="7.874cm" svg:y1="7.172cm" svg:x2="8.895cm" svg:y2="7.17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><text:span text:style-name="T4">Ad</text:span><text:span text:style-name="T4">diti</text:span><text:span text:style-name="T4">on</text:span><text:span text:style-name="T4">al </text:span><text:span text:style-name="T4">fea</text:span><text:span text:style-name="T4">tur</text:span><text:span text:style-name="T4">es: </text:span><text:span text:style-name="T4">Re</text:span><text:span text:style-name="T4">cei</text:span><text:span text:style-name="T4">ver</text:span>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6"><text:span text:style-name="T5">Power over the RJ-45 cable to the receivers</text:span></text:p>
              </text:list-item>
              <text:list-item>
                <text:p text:style-name="P16"><text:span text:style-name="T5">Trigger outputs:</text:span></text:p>
              </text:list-item>
              <text:list-item>
                <text:p text:style-name="P17"><text:span text:style-name="T6">Several independent outputs</text:span></text:p>
              </text:list-item>
              <text:list-item>
                <text:p text:style-name="P17"><text:span text:style-name="T6">Low jitter</text:span></text:p>
              </text:list-item>
              <text:list-item>
                <text:p text:style-name="P17"><text:span text:style-name="T6">Time steps in 1/(80 MHz)</text:span></text:p>
              </text:list-item>
              <text:list-item>
                <text:p text:style-name="P16"><text:span text:style-name="T5">Output connector to connect another recei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2T14:26:40.346971280</meta:creation-date>
    <dc:date>2025-03-03T16:50:36.713180832</dc:date>
    <meta:editing-duration>PT3H31M29S</meta:editing-duration>
    <meta:editing-cycles>42</meta:editing-cycles>
    <meta:generator>LibreOffice/24.2.7.2$Linux_X86_64 LibreOffice_project/420$Build-2</meta:generator>
    <meta:document-statistic meta:object-count="145"/>
  </office:meta>
</office:document-meta>
</file>